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5cm" svg:x="1.5cm" svg:y="2cm">
          <text:p text:style-name="P1">(1, 2) → <text:s/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14cm" svg:height="1.5cm" svg:x="3.286cm" svg:y="3.5cm">
          <text:p text:style-name="P1">(2, 3) → <text:s text:c="2"/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4.9cm" svg:y="5cm">
          <text:p text:style-name="P1">(3, 2) →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.5cm" svg:x="6.7cm" svg:y="6.5cm">
          <text:p text:style-name="P1">(2, 5) → 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04cm" svg:height="1.5cm" svg:x="14cm" svg:y="2.1cm">
          <text:p text:style-name="P1">(5, 7)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5cm" svg:height="1.673cm" svg:x="13cm" svg:y="4.6cm">
          <draw:text-box>
            <text:p text:style-name="P1">Current Feature Vector</text:p>
          </draw:text-box>
        </draw:frame>
        <draw:frame draw:style-name="gr2" draw:text-style-name="P1" draw:layer="layout" svg:width="8.5cm" svg:height="1.25cm" svg:x="1.5cm" svg:y="9.401cm">
          <draw:text-box>
            <text:p text:style-name="P1">Previous Feature Vectors</text:p>
          </draw:text-box>
        </draw:frame>
        <draw:custom-shape draw:style-name="gr1" draw:text-style-name="P1" draw:layer="layout" svg:width="3.704cm" svg:height="1.5cm" svg:x="14cm" svg:y="6.801cm">
          <text:p text:style-name="P1">6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5cm" svg:height="1.673cm" svg:x="13.2cm" svg:y="9.301cm">
          <draw:text-box>
            <text:p text:style-name="P1">Number to be encoded</text:p>
          </draw:text-box>
        </draw:frame>
        <draw:custom-shape draw:style-name="gr1" draw:text-style-name="P1" draw:layer="layout" svg:width="3.5cm" svg:height="1.5cm" svg:x="7cm" svg:y="19.9cm">
          <text:p text:style-name="P1">(5, 7) → 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14cm" svg:height="1.5cm" svg:x="1.586cm" svg:y="15.5cm">
          <text:p text:style-name="P1">(2, 3) → <text:s text:c="2"/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3.3cm" svg:y="17cm">
          <text:p text:style-name="P1">(3, 2) →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.5cm" svg:x="5cm" svg:y="18.5cm">
          <text:p text:style-name="P1">(2, 5) → 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04cm" svg:height="1.5cm" svg:x="14cm" svg:y="20.6cm">
          <text:p text:style-name="P1">-1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5cm" svg:height="1.25cm" svg:x="13cm" svg:y="23.1cm">
          <draw:text-box>
            <text:p text:style-name="P1">Encoded Error</text:p>
          </draw:text-box>
        </draw:frame>
        <draw:frame draw:style-name="gr2" draw:text-style-name="P1" draw:layer="layout" svg:width="8.5cm" svg:height="1.25cm" svg:x="1.5cm" svg:y="23.101cm">
          <draw:text-box>
            <text:p text:style-name="P1">New Feature Vectors</text:p>
          </draw:text-box>
        </draw:frame>
        <draw:custom-shape draw:style-name="gr3" draw:text-style-name="P1" draw:layer="layout" svg:width="3cm" svg:height="3cm" svg:x="9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5cm" svg:height="1.25cm" svg:x="9.3cm" svg:y="14.5cm">
          <draw:text-box>
            <text:p>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1T00:17:09</meta:creation-date>
    <dc:date>2009-11-03T22:32:04</dc:date>
    <meta:editing-duration>PT00H11M22S</meta:editing-duration>
    <meta:editing-cycles>6</meta:editing-cycles>
    <meta:generator>OpenOffice.org/3.0$Linux OpenOffice.org_project/300m15$Build-9379</meta:gener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